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Arial, 'Liberation Sans', 'Deja" svg:font-family="Arial, 'Liberation Sans', 'Deja" style:font-family-generic="system"/>
    <style:font-face style:name="myriad Pro" svg:font-family="myriad Pro" style:font-family-generic="system"/>
    <style:font-face style:name="Consolas, Menlo, Monaco, 'Lucid" svg:font-family="Consolas, Menlo, Monaco, 'Lucid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margin-bottom="0in" style:line-height-at-least="0.177in"/>
      <style:text-properties style:font-name="Arial, 'Liberation Sans', 'Deja" fo:color="#000000" fo:font-size="9.5pt" style:font-size-asian="9.5pt"/>
    </style:style>
    <style:style style:name="P2" style:parent-style-name="Textbody" style:family="paragraph">
      <style:paragraph-properties fo:margin-bottom="0.1041in" style:line-height-at-least="0.2083in"/>
    </style:style>
    <style:style style:name="T3" style:parent-style-name="DefaultParagraphFont" style:family="text">
      <style:text-properties style:font-name="myriad Pro" fo:color="#5A5A5A" fo:font-size="10.5pt" style:font-size-asian="10.5pt"/>
    </style:style>
    <style:style style:name="T4" style:parent-style-name="StrongEmphasis" style:family="text">
      <style:text-properties style:font-name="myriad Pro" fo:color="#5A5A5A" fo:font-size="10.5pt" style:font-size-asian="10.5pt"/>
    </style:style>
    <style:style style:name="T5" style:parent-style-name="DefaultParagraphFont" style:family="text">
      <style:text-properties style:font-name="myriad Pro" fo:color="#5A5A5A" fo:font-size="10.5pt" style:font-size-asian="10.5pt"/>
    </style:style>
    <style:style style:name="P6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7" style:parent-style-name="Textbody" style:family="paragraph">
      <style:paragraph-properties fo:margin-bottom="0.1041in" style:line-height-at-least="0.2083in"/>
    </style:style>
    <style:style style:name="T8" style:parent-style-name="DefaultParagraphFont" style:family="text">
      <style:text-properties style:font-name="myriad Pro" fo:color="#5A5A5A" fo:font-size="10.5pt" style:font-size-asian="10.5pt"/>
    </style:style>
    <style:style style:name="T9" style:parent-style-name="StrongEmphasis" style:family="text">
      <style:text-properties style:font-name="myriad Pro" fo:color="#5A5A5A" fo:font-size="10.5pt" style:font-size-asian="10.5pt"/>
    </style:style>
    <style:style style:name="T10" style:parent-style-name="DefaultParagraphFont" style:family="text">
      <style:text-properties style:font-name="myriad Pro" fo:color="#5A5A5A" fo:font-size="10.5pt" style:font-size-asian="10.5pt"/>
    </style:style>
    <style:style style:name="P11" style:parent-style-name="Textbody" style:family="paragraph">
      <style:paragraph-properties fo:margin-bottom="0.1041in" style:line-height-at-least="0.2083in"/>
      <style:text-properties fo:color="#5A5A5A"/>
    </style:style>
    <style:style style:name="P12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13" style:parent-style-name="Textbody" style:family="paragraph">
      <style:paragraph-properties fo:margin-bottom="0.1041in" style:line-height-at-least="0.2083in"/>
    </style:style>
    <style:style style:name="T14" style:parent-style-name="DefaultParagraphFont" style:family="text">
      <style:text-properties style:font-name="myriad Pro" fo:color="#5A5A5A" fo:font-size="10.5pt" style:font-size-asian="10.5pt"/>
    </style:style>
    <style:style style:name="T15" style:parent-style-name="Emphasis" style:family="text">
      <style:text-properties style:font-name="myriad Pro" fo:font-style="normal" style:font-style-asian="normal" fo:color="#234465" fo:font-size="10.5pt" style:font-size-asian="10.5pt"/>
    </style:style>
    <style:style style:name="P16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17" style:parent-style-name="Textbody" style:family="paragraph">
      <style:paragraph-properties fo:margin-bottom="0.1041in" style:line-height-at-least="0.2083in"/>
    </style:style>
    <style:style style:name="T18" style:parent-style-name="DefaultParagraphFont" style:family="text">
      <style:text-properties style:font-name="myriad Pro" fo:color="#5A5A5A" fo:font-size="10.5pt" style:font-size-asian="10.5pt"/>
    </style:style>
    <style:style style:name="T19" style:parent-style-name="StrongEmphasis" style:family="text">
      <style:text-properties style:font-name="myriad Pro" fo:font-weight="normal" style:font-weight-asian="normal" fo:color="#5A5A5A" fo:font-size="10.5pt" style:font-size-asian="10.5pt"/>
    </style:style>
    <style:style style:name="T20" style:parent-style-name="DefaultParagraphFont" style:family="text">
      <style:text-properties style:font-name="myriad Pro" fo:color="#5A5A5A" fo:font-size="10.5pt" style:font-size-asian="10.5pt"/>
    </style:style>
    <style:style style:name="T21" style:parent-style-name="StrongEmphasis" style:family="text">
      <style:text-properties style:font-name="myriad Pro" fo:font-weight="normal" style:font-weight-asian="normal" fo:color="#5A5A5A" fo:font-size="10.5pt" style:font-size-asian="10.5pt"/>
    </style:style>
    <style:style style:name="T22" style:parent-style-name="StrongEmphasis" style:family="text">
      <style:text-properties style:font-name="myriad Pro" fo:color="#5A5A5A" fo:font-size="10.5pt" style:font-size-asian="10.5pt"/>
    </style:style>
    <style:style style:name="T23" style:parent-style-name="DefaultParagraphFont" style:family="text">
      <style:text-properties style:font-name="myriad Pro" fo:color="#5A5A5A" fo:font-size="10.5pt" style:font-size-asian="10.5pt"/>
    </style:style>
    <style:style style:name="T24" style:parent-style-name="DefaultParagraphFont" style:family="text">
      <style:text-properties style:font-name="myriad Pro" fo:color="#5A5A5A" fo:font-size="10.5pt" style:font-size-asian="10.5pt"/>
    </style:style>
    <style:style style:name="P25" style:parent-style-name="Textbody" style:family="paragraph">
      <style:paragraph-properties fo:margin-bottom="0.1041in" style:line-height-at-least="0.2083in"/>
    </style:style>
    <style:style style:name="T26" style:parent-style-name="DefaultParagraphFont" style:family="text">
      <style:text-properties style:font-name="myriad Pro" fo:color="#5A5A5A" fo:font-size="10.5pt" style:font-size-asian="10.5pt"/>
    </style:style>
    <style:style style:name="T27" style:parent-style-name="StrongEmphasis" style:family="text">
      <style:text-properties style:font-name="myriad Pro" fo:color="#5A5A5A" fo:font-size="10.5pt" style:font-size-asian="10.5pt"/>
    </style:style>
    <style:style style:name="T28" style:parent-style-name="DefaultParagraphFont" style:family="text">
      <style:text-properties style:font-name="myriad Pro" fo:color="#5A5A5A" fo:font-size="10.5pt" style:font-size-asian="10.5pt"/>
    </style:style>
    <style:style style:name="P29" style:parent-style-name="Textbody" style:family="paragraph">
      <style:paragraph-properties fo:margin-bottom="0.1041in" style:line-height-at-least="0.2083in"/>
    </style:style>
    <style:style style:name="T30" style:parent-style-name="DefaultParagraphFont" style:family="text">
      <style:text-properties style:font-name="myriad Pro" fo:color="#5A5A5A" fo:font-size="10.5pt" style:font-size-asian="10.5pt"/>
    </style:style>
    <style:style style:name="T31" style:parent-style-name="StrongEmphasis" style:family="text">
      <style:text-properties style:font-name="myriad Pro" fo:color="#5A5A5A" fo:font-size="10.5pt" style:font-size-asian="10.5pt"/>
    </style:style>
    <style:style style:name="T32" style:parent-style-name="DefaultParagraphFont" style:family="text">
      <style:text-properties style:font-name="myriad Pro" fo:color="#5A5A5A" fo:font-size="10.5pt" style:font-size-asian="10.5pt"/>
    </style:style>
    <style:style style:name="T33" style:parent-style-name="DefaultParagraphFont" style:family="text">
      <style:text-properties style:font-name="myriad Pro" fo:color="#5A5A5A" fo:font-size="10.5pt" style:font-size-asian="10.5pt"/>
    </style:style>
    <style:style style:name="P34" style:parent-style-name="Textbody" style:family="paragraph">
      <style:paragraph-properties fo:margin-bottom="0.1041in" style:line-height-at-least="0.2083in"/>
    </style:style>
    <style:style style:name="T35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36" style:parent-style-name="StrongEmphasis" style:family="text">
      <style:text-properties style:font-name="myriad Pro" fo:color="#5A5A5A" fo:font-size="10.5pt" style:font-size-asian="10.5pt" fo:background-color="#FFFF00"/>
    </style:style>
    <style:style style:name="T37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38" style:parent-style-name="DefaultParagraphFont" style:family="text">
      <style:text-properties style:font-name="myriad Pro" fo:color="#5A5A5A" fo:font-size="10.5pt" style:font-size-asian="10.5pt"/>
    </style:style>
    <style:style style:name="T39" style:parent-style-name="DefaultParagraphFont" style:family="text">
      <style:text-properties style:font-name="myriad Pro" fo:color="#5A5A5A" fo:font-size="10.5pt" style:font-size-asian="10.5pt"/>
    </style:style>
    <style:style style:name="P40" style:parent-style-name="Textbody" style:family="paragraph">
      <style:paragraph-properties fo:margin-bottom="0.1041in" style:line-height-at-least="0.2083in"/>
    </style:style>
    <style:style style:name="T41" style:parent-style-name="DefaultParagraphFont" style:family="text">
      <style:text-properties style:font-name="myriad Pro" fo:color="#5A5A5A" fo:font-size="10.5pt" style:font-size-asian="10.5pt" fo:background-color="#FFFF00"/>
    </style:style>
    <style:style style:name="T42" style:parent-style-name="StrongEmphasis" style:family="text">
      <style:text-properties style:font-name="myriad Pro" fo:color="#5A5A5A" fo:font-size="10.5pt" style:font-size-asian="10.5pt" fo:background-color="#FFFF00"/>
    </style:style>
    <style:style style:name="T43" style:parent-style-name="StrongEmphasis" style:family="text">
      <style:text-properties style:font-name="myriad Pro" fo:color="#5A5A5A" fo:font-size="10.5pt" style:font-size-asian="10.5pt"/>
    </style:style>
    <style:style style:name="T44" style:parent-style-name="DefaultParagraphFont" style:family="text">
      <style:text-properties style:font-name="myriad Pro" fo:color="#5A5A5A" fo:font-size="10.5pt" style:font-size-asian="10.5pt"/>
    </style:style>
    <style:style style:name="P45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46" style:parent-style-name="Textbody" style:family="paragraph">
      <style:paragraph-properties fo:margin-bottom="0.1041in" style:line-height-at-least="0.2083in"/>
      <style:text-properties fo:color="#5A5A5A"/>
    </style:style>
    <style:style style:name="P47" style:parent-style-name="Textbody" style:family="paragraph">
      <style:paragraph-properties fo:margin-bottom="0.1041in" style:line-height-at-least="0.2083in"/>
      <style:text-properties style:font-name="myriad Pro" fo:color="#5A5A5A" fo:font-size="10.5pt" style:font-size-asian="10.5pt"/>
    </style:style>
    <style:style style:name="P48" style:parent-style-name="Textbody" style:family="paragraph">
      <style:text-properties fo:font-size="10.5pt" style:font-size-asian="10.5pt" style:font-size-complex="10.5pt"/>
    </style:style>
    <style:style style:name="T49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/>
    </style:style>
    <style:style style:name="T50" style:parent-style-name="DefaultParagraphFont" style:family="text">
      <style:text-properties style:font-name="Arial, 'Liberation Sans', 'Deja" fo:color="#000000" fo:font-size="10.5pt" style:font-size-asian="10.5pt" style:font-size-complex="10.5pt" fo:background-color="#FFFF00" fo:language="en" fo:country="US"/>
    </style:style>
    <style:style style:name="T51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52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53" style:parent-style-name="DefaultParagraphFont" style:family="text">
      <style:text-properties style:font-name="Arial, 'Liberation Sans', 'Deja" fo:font-weight="bold" style:font-weight-asian="bold" style:font-weight-complex="bold" fo:color="#000000" fo:font-size="10.5pt" style:font-size-asian="10.5pt" style:font-size-complex="10.5pt"/>
    </style:style>
    <style:style style:name="T54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55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56" style:parent-style-name="DefaultParagraphFont" style:family="text">
      <style:text-properties fo:color="#000000" fo:font-size="10.5pt" style:font-size-asian="10.5pt" style:font-size-complex="10.5pt"/>
    </style:style>
    <style:style style:name="T57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58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59" style:parent-style-name="DefaultParagraphFont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60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T61" style:parent-style-name="SourceText" style:family="text">
      <style:text-properties style:font-name="Consolas, Menlo, Monaco, 'Lucid" fo:font-weight="bold" style:font-weight-asian="bold" style:font-weight-complex="bold" fo:color="#000000" fo:font-size="10.5pt" style:font-size-asian="10.5pt" style:font-size-complex="10.5pt" fo:background-color="#EEEEEE"/>
    </style:style>
    <style:style style:name="T62" style:parent-style-name="DefaultParagraphFont" style:family="text">
      <style:text-properties fo:font-weight="bold" style:font-weight-asian="bold" style:font-weight-complex="bold" fo:color="#000000" fo:font-size="10.5pt" style:font-size-asian="10.5pt" style:font-size-complex="10.5pt"/>
    </style:style>
    <style:style style:name="T63" style:parent-style-name="DefaultParagraphFont" style:family="text">
      <style:text-properties style:font-name="Arial, 'Liberation Sans', 'Deja" fo:color="#000000" fo:font-size="10.5pt" style:font-size-asian="10.5pt" style:font-size-complex="10.5pt"/>
    </style:style>
    <style:style style:name="P64" style:parent-style-name="Standard" style:family="paragraph">
      <style:paragraph-properties style:line-height-at-least="0.177in"/>
    </style:style>
  </office:automatic-styles>
  <office:body>
    <office:text text:use-soft-page-breaks="true">
      <text:p text:style-name="P1">//инсталиране на git под ubuntu</text:p>
      <text:p text:style-name="P2"><text:span text:style-name="T3">1/ </text:span><text:span text:style-name="T4">sudo -s </text:span><text:span text:style-name="T5">командата ще ви позволи да работите като Root</text:span></text:p>
      <text:p text:style-name="P6">2/ ще ви поиска паролата (developer)</text:p>
      <text:p text:style-name="P7"><text:span text:style-name="T8">3/ </text:span><text:span text:style-name="T9">apt-get install git</text:span><text:span text:style-name="T10">  командата изтегля и инсталира git</text:span></text:p>
      <text:p text:style-name="P11"> </text:p>
      <text:p text:style-name="P12">//същинско качване на проекта в GitHub</text:p>
      <text:p text:style-name="P13"><text:span text:style-name="T14">4/ Създавате си празно repository в GitHub </text:span><text:a xlink:href="https://help.github.com/articles/create-a-repo" office:target-frame-name="_top" xlink:show="replace"><text:span text:style-name="T15">(ето как)</text:span></text:a></text:p>
      <text:p text:style-name="P16">5/ отваряте терминала и навигирате до папката, в която ви е проекта</text:p>
      <text:p text:style-name="P17"><text:span text:style-name="T18">6/</text:span><text:span text:style-name="T19"> </text:span><text:span text:style-name="T20">//edit:</text:span><text:span text:style-name="T21"> </text:span><text:span text:style-name="T22">git init </text:span><text:span text:style-name="T23">командата<text:s/></text:span><text:span text:style-name="T24">създава ново repository в директорията</text:span></text:p>
      <text:p text:style-name="P25"><text:span text:style-name="T26">7/ </text:span><text:span text:style-name="T27">git remote add origin //http:(тук копирате url-a на repository-то от GitHub) </text:span><text:span text:style-name="T28">командата регистрира ново repository – това, което създадохте в GitHub</text:span></text:p>
      <text:p text:style-name="P29"><text:span text:style-name="T30">8/ </text:span><text:span text:style-name="T31">git add .</text:span><text:span text:style-name="T32">  командата добавя файловете на проекта ви в местната<text:s/></text:span><text:span text:style-name="T33">repo папка, която създадохме в стъпка 6</text:span></text:p>
      <text:p text:style-name="P34"><text:span text:style-name="T35">9/ </text:span><text:span text:style-name="T36">git commit -a -m “Initial commit” </text:span><text:span text:style-name="T37">к</text:span><text:span text:style-name="T38">омандата подготвя файловете ви за commit локално, още не са push-нати онлайн, Вместо Initial commit можете да добавите какъвто желаете коментар, който ще опише какво качвате в мо</text:span><text:span text:style-name="T39">мента</text:span></text:p>
      <text:p text:style-name="P40"><text:span text:style-name="T41">10/ </text:span><text:span text:style-name="T42">git push -u origin --all</text:span><text:span text:style-name="T43"> </text:span><text:span text:style-name="T44">командата качва проекта ви вече в GitHub</text:span></text:p>
      <text:p text:style-name="P45">//edit: на стъпка 10 ще ви поиска user name и парола на account-a ви в GitHub. Имайте предвид, че докато си пишете паролата, на екрана не излиза нищо - дори здездички (при мен отначало настъпи смут, докато разбера, че просто ми пази паролата и за това не се вижда нищо, като я въвеждам :))</text:p>
      <text:p text:style-name="P46"> </text:p>
      <text:p text:style-name="P47">Ако направите промени по проекта си и искате да ги качите в GitHub е необходимо да изпълните само стъпки 9 и 10. Добра практика е в стъпка 9 в коментара да описвате какви промени сте направили в проекта, които качвате в тази сесия.</text:p>
      <text:p text:style-name="P48"/>
      <text:p text:style-name="Textbody"><text:span text:style-name="T49">//</text:span><text:span text:style-name="T50">how to add untracked files to local repo</text:span></text:p>
      <text:p text:style-name="Textbody"><text:span text:style-name="T51">It's easy with </text:span><text:span text:style-name="T52">git add -i</text:span><text:span text:style-name="T53">.</text:span><text:span text:style-name="T54"><text:s/>Type </text:span><text:span text:style-name="T55">a</text:span><text:span text:style-name="T56"> </text:span><text:span text:style-name="T57">(for "add untracked"), then </text:span><text:span text:style-name="T58">*</text:span><text:span text:style-name="T59"> </text:span><text:span text:style-name="T60">(for "all"), then </text:span><text:span text:style-name="T61">q</text:span><text:span text:style-name="T62"> </text:span><text:span text:style-name="T63">(to quit) and you're done.</text:span></text:p>
      <text:p text:style-name="Textbody"/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Arial, 'Liberation Sans', 'Deja" svg:font-family="Arial, 'Liberation Sans', 'Deja" style:font-family-generic="system"/>
    <style:font-face style:name="myriad Pro" svg:font-family="myriad Pro" style:font-family-generic="system"/>
    <style:font-face style:name="Consolas, Menlo, Monaco, 'Lucid" svg:font-family="Consolas, Menlo, Monaco, 'Lucid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bg" fo:country="BG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SourceText" style:display-name="Source Text" style:family="text">
      <style:text-properties style:font-name="Courier New" style:font-name-asian="NSimSun" style:font-name-complex="Courier New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vo</meta:initial-creator>
    <dc:creator>Ivo</dc:creator>
    <meta:creation-date>2014-05-14T00:15:00Z</meta:creation-date>
    <dc:date>2014-06-27T08:00:00Z</dc:date>
    <meta:template xlink:href="Normal.dotm" xlink:type="simple"/>
    <meta:editing-cycles>1</meta:editing-cycles>
    <meta:editing-duration>PT1740S</meta:editing-duration>
    <meta:document-statistic meta:page-count="1" meta:paragraph-count="3" meta:word-count="255" meta:character-count="1706" meta:row-count="12" meta:non-whitespace-character-count="1454"/>
  </office:meta>
</office:document-meta>
</file>